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ylesTest" table:style-name="ta1">
        <table:table-column table:style-name="co1" table:default-cell-style-name="Header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gular</text:p>
          </table:table-cell>
          <table:table-cell table:number-columns-repeated="2"/>
        </table:table-row>
        <table:table-row table:style-name="ro3">
          <table:table-cell table:style-name="Description" office:value-type="string" calcext:value-type="string" table:number-columns-spanned="3" table:number-rows-spanned="1">
            <text:p>In a test description the test owner describes the test further: it's goal and also it's scope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Description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.00.0000</text:date>, <text:time style:data-style-name="N2" text:time-value="0000-00-00T00:00:01.865492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09:48:51.865336000</meta:creation-date>
    <dc:date>2014-03-30T12:16:36.489954000</dc:date>
    <meta:editing-duration>P0D</meta:editing-duration>
    <meta:editing-cycles>3</meta:editing-cycles>
    <meta:generator>LibreOffice/4.1.3.2$MacOSX_x86 LibreOffice_project/70feb7d99726f064edab4605a8ab840c50ec57a</meta:generator>
    <meta:document-statistic meta:table-count="1" meta:cell-count="3" meta:object-count="0"/>
  </office:meta>
</office:document-meta>
</file>